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DC00000227D3D169746C75104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Helvetica Light*" svg:font-family="'Helvetica Light*'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line-height="200%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3" style:family="paragraph" style:parent-style-name="Text_20_body">
      <style:paragraph-properties fo:line-height="200%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</style:style>
    <style:style style:name="P4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2a6099" fo:font-size="11pt" style:font-size-asian="11pt" style:font-size-complex="11pt"/>
    </style:style>
    <style:style style:name="P5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2a6099" fo:font-size="11pt" officeooo:paragraph-rsid="00180a24" style:font-size-asian="11pt" style:font-size-complex="11pt"/>
    </style:style>
    <style:style style:name="P6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2a6099" fo:font-size="11pt" officeooo:rsid="001ab0d9" officeooo:paragraph-rsid="001ab0d9" style:font-size-asian="11pt" style:font-size-complex="11pt"/>
    </style:style>
    <style:style style:name="P7" style:family="paragraph" style:parent-style-name="Standard" style:master-page-name="MP0">
      <style:paragraph-properties fo:line-height="200%" style:page-number="auto" fo:break-before="page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8" style:family="paragraph" style:parent-style-name="Textkörper" style:list-style-name="WWNum3">
      <style:paragraph-properties fo:margin-top="0.199cm" fo:margin-bottom="0.101cm" loext:contextual-spacing="false" fo:text-align="justify" style:justify-single-word="false"/>
      <style:text-properties fo:font-size="11pt" style:font-size-asian="11pt" style:font-size-complex="11pt"/>
    </style:style>
    <style:style style:name="P9" style:family="paragraph" style:parent-style-name="Textkörper" style:list-style-name="WWNum3">
      <style:paragraph-properties fo:margin-top="0.199cm" fo:margin-bottom="0.101cm" loext:contextual-spacing="false" fo:text-align="justify" style:justify-single-word="false"/>
      <style:text-properties officeooo:paragraph-rsid="001eecd4"/>
    </style:style>
    <style:style style:name="P10" style:family="paragraph" style:parent-style-name="Textkörper" style:list-style-name="WWNum3">
      <style:paragraph-properties fo:margin-top="0.199cm" fo:margin-bottom="0.101cm" loext:contextual-spacing="false" fo:text-align="justify" style:justify-single-word="false"/>
      <style:text-properties officeooo:paragraph-rsid="0020341e"/>
    </style:style>
    <style:style style:name="P11" style:family="paragraph" style:parent-style-name="Textkörper" style:list-style-name="WWNum3">
      <style:paragraph-properties fo:margin-top="0.199cm" fo:margin-bottom="0.101cm" loext:contextual-spacing="false" fo:text-align="justify" style:justify-single-word="false"/>
      <style:text-properties officeooo:paragraph-rsid="00203f75"/>
    </style:style>
    <style:style style:name="P12" style:family="paragraph" style:parent-style-name="Textkörper" style:list-style-name="WWNum3">
      <style:paragraph-properties fo:margin-left="2.697cm" fo:margin-right="0cm" fo:margin-top="0.199cm" fo:margin-bottom="0.101cm" loext:contextual-spacing="false" fo:text-align="justify" style:justify-single-word="false" fo:text-indent="0cm" style:auto-text-indent="false"/>
      <style:text-properties officeooo:paragraph-rsid="0020341e"/>
    </style:style>
    <style:style style:name="P13" style:family="paragraph" style:parent-style-name="Textkörper" style:list-style-name="WWNum3">
      <style:paragraph-properties fo:margin-left="2.697cm" fo:margin-right="0cm" fo:margin-top="0.199cm" fo:margin-bottom="0.101cm" loext:contextual-spacing="false" fo:text-align="justify" style:justify-single-word="false" fo:text-indent="0cm" style:auto-text-indent="false"/>
      <style:text-properties fo:color="#2a6099" fo:font-size="11pt" style:font-size-asian="11pt" style:font-size-complex="11pt"/>
    </style:style>
    <style:style style:name="T1" style:family="text">
      <style:text-properties style:font-name="Helvetica Light*" style:font-name-complex="Helvetica Light*"/>
    </style:style>
    <style:style style:name="T2" style:family="text">
      <style:text-properties style:font-name="Helvetica Light*" fo:font-size="11pt" style:font-size-asian="11pt" style:font-name-complex="Helvetica Light*"/>
    </style:style>
    <style:style style:name="T3" style:family="text">
      <style:text-properties style:font-name="Helvetica Light*" fo:font-size="11pt" fo:font-weight="bold" style:font-size-asian="11pt" style:font-weight-asian="bold" style:font-name-complex="Helvetica Light*"/>
    </style:style>
    <style:style style:name="T4" style:family="text">
      <style:text-properties style:font-name="Helvetica" fo:font-weight="bold" style:font-weight-asian="bold" style:font-name-complex="Helvetica"/>
    </style:style>
    <style:style style:name="T5" style:family="text">
      <style:text-properties style:font-name="Arial" fo:font-size="11pt" style:font-name-asian="Arial" style:font-size-asian="11pt" style:font-name-complex="Arial" style:font-size-complex="11pt"/>
    </style:style>
    <style:style style:name="T6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0099" fo:font-size="10pt" style:font-size-asian="10pt" style:font-size-complex="10pt"/>
    </style:style>
    <style:style style:name="T10" style:family="text">
      <style:text-properties officeooo:rsid="001cf21a"/>
    </style:style>
    <style:style style:name="T11" style:family="text">
      <style:text-properties officeooo:rsid="001eecd4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officeooo:rsid="0020341e"/>
    </style:style>
    <style:style style:name="T14" style:family="text">
      <style:text-properties fo:color="#2a6099" fo:font-size="11pt" style:font-size-asian="11pt" style:font-size-complex="11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>Cognoms i Nom:<text:tab/>Data:__________</text:p>
      <text:p text:style-name="Text_20_body"><text:span text:style-name="Fuente_20_de_20_párrafo_20_predeter."><text:span text:style-name="T5">Descarrega el fitxer </text:span></text:span><text:span text:style-name="Fuente_20_de_20_párrafo_20_predeter."><text:span text:style-name="T6">companies_small.json</text:span></text:span><text:span text:style-name="Fuente_20_de_20_párrafo_20_predeter."><text:span text:style-name="T5"> que trobaràs al moodle i importa el seu contingut al teu servidor de mongo local fent servir la següent sentència:</text:span></text:span></text:p>
      <text:p text:style-name="Text_20_body"/>
      <text:p text:style-name="Text_20_body"><text:span text:style-name="Fuente_20_de_20_párrafo_20_predeter."><text:span text:style-name="T5">$ mongoimport -d empreses -c companies &lt;path to companies.json&gt;</text:span></text:span></text:p>
      <text:p text:style-name="P3"><text:span text:style-name="Fuente_20_de_20_párrafo_20_predeter."><text:span text:style-name="T5">S'importaran 2140 documents.</text:span></text:span></text:p>
      <text:p text:style-name="P3"><text:span text:style-name="Fuente_20_de_20_párrafo_20_predeter."><text:span text:style-name="T7">A continuació, indica les queries per resoldre les següents preguntes:</text:span></text:span></text:p>
      <text:list xml:id="list1505824753" text:style-name="WWNum3">
        <text:list-item text:start-value="1">
          <text:p text:style-name="P8">Llista el nom (name), web (homepage_url) i descripció de les empreses fundades l'any 2008 que siguin de la categoria (category_code) games_video. Ordena el resultat alfabèticament per nom.</text:p>
        </text:list-item>
      </text:list>
      <text:p text:style-name="P6">db.companies.find({founded_year:2008,category_code:"games_video"},{name:1,homepage_url:1,description:1,_id:0}).sort(<text:span text:style-name="T11">{</text:span>name:1<text:span text:style-name="T11">}</text:span>)</text:p>
      <text:list xml:id="list175535492773119" text:continue-numbering="true" text:style-name="WWNum3">
        <text:list-item>
          <text:p text:style-name="P8">Troba l'empresa amb més empleats. Mostra només el nom, web, descripció i número d'empleats (number_of_employees)</text:p>
        </text:list-item>
      </text:list>
      <text:p text:style-name="P4">db.companies.find({},{_id:0,name:1,homepage_url:1,description:1,number_of_employees:1}).sort(<text:span text:style-name="T11">{</text:span>number_of_employees:-1<text:span text:style-name="T11">}</text:span>).limit(1)</text:p>
      <text:list xml:id="list175534754063041" text:continue-numbering="true" text:style-name="WWNum3">
        <text:list-item>
          <text:p text:style-name="P8">Quantes empreses tenim amb instal·lades (countries) a Gran Bretanya (GBR) o Espanya (ESP) amb un número de empleats entre 50 i 500.</text:p>
        </text:list-item>
      </text:list>
      <text:p text:style-name="P4">db.companies.find({countries:{$in:["GBR","ESP"]},number_of_employees:{$gte:50,$lte:100}}).count()</text:p>
      <text:list xml:id="list175534802034966" text:continue-numbering="true" text:style-name="WWNum3">
        <text:list-item>
          <text:p text:style-name="P8">Llista les diferents categories (category_code) que tenim.</text:p>
        </text:list-item>
      </text:list>
      <text:p text:style-name="P5">db.companies.distinct("category_code")</text:p>
      <text:list xml:id="list175535665969619" text:continue-numbering="true" text:style-name="WWNum3">
        <text:list-item>
          <text:p text:style-name="P8">Llista les empreses que tinguin entre 100 i 200 empleats, ordenades per número d'empleats descendent i per nom ascendent. Al resultat mostra només el nom i el número d'empleats.</text:p>
        </text:list-item>
      </text:list>
      <text:p text:style-name="P4">db.companies.find({$and:[{number_of_employees:{$gte:100}},{number_of_employees:{$lte:200}}]},{_id:0,name:1,number_of_employees:1}).sort({number_of_employees:-1,name:1})</text:p>
      <text:p text:style-name="P4">db.companies.find({number_of_employees:{$gte:100,$lte:200}},{_id:0,name:1,number_of_employees:1}).sort({number_of_employees:-1,name:1})</text:p>
      <text:list xml:id="list175534548707252" text:continue-numbering="true" text:style-name="WWNum3">
        <text:list-item>
          <text:p text:style-name="P8">Troba les empreses situades a Espanya (ESP) etiquetades com a mobile (trobaràs la llista d'etiquetes a tag_list)</text:p>
        </text:list-item>
      </text:list>
      <text:p text:style-name="P4">db.companies.find({$and:[{tag_list:{$regex:"mobile"}},{countries:{$regex:"ESP"}}]})</text:p>
      <text:list xml:id="list175535361482829" text:continue-numbering="true" text:style-name="WWNum3">
        <text:list-item>
          <text:p text:style-name="P8">Empreses amb la web acabada en .uk i que tenen seu a més d'un pais.</text:p>
        </text:list-item>
      </text:list>
      <text:p text:style-name="P4">db.companies.find({$and:[{homepage_url:{$regex:".uk"}},{countries:{$exists:true},$where:"this.countries.length&gt;=2"}]})</text:p>
      <text:p text:style-name="P4"><text:soft-page-break/>db.companies.find({homepage_url:{$regex:".uk"},"countries.1":{$exists:true}})</text:p>
      <text:list xml:id="list175535067369074" text:continue-numbering="true" text:style-name="WWNum3">
        <text:list-item>
          <text:p text:style-name="P8">Empreses que tenen seu a USA i Mexic (MEX) com a mínim. Han de tenir seu com a mínim als dos països.</text:p>
        </text:list-item>
      </text:list>
      <text:p text:style-name="P4">db.companies.find({countries:{$all:["USA","MEX"]}})</text:p>
      <text:list xml:id="list175536467611082" text:continue-numbering="true" text:style-name="WWNum3">
        <text:list-item>
          <text:p text:style-name="P8">Quantes empreses hi ha per categoria? Mostra les categories i el nombre d'empreses per cada categoria per aquelles categories per les que hi ha més de 10 empreses.</text:p>
        </text:list-item>
      </text:list>
      <text:p text:style-name="P4">db.companies.aggregate({$group:{_id:"$category_code",count:{$sum:1}}},{$match:{count:{$gt:10}}})</text:p>
      <text:p text:style-name="P4">/*<text:span text:style-name="T10">Per a cada $categoria diferent, va sumant +1 per cada empresa que troba. $match equival a HAVING. count (que no $count) és una variable arbitrària amb nom arbitrari</text:span>*/</text:p>
      <text:list xml:id="list175535762764355" text:continue-numbering="true" text:style-name="WWNum3">
        <text:list-item>
          <text:p text:style-name="P8">Per cada pais, mostra el número d'empreses que tenen seu i la mitjana d'empleats.</text:p>
        </text:list-item>
      </text:list>
      <text:p text:style-name="P4">db.companies.aggregate([{$unwind:"$countries"},{$group:{_id:"$countries","numEmpreses":{$sum:1},"mitjanaEmpleats":{$avg:"$number_of_employees"}}}])</text:p>
      <text:p text:style-name="P4">/*<text:span text:style-name="T10">Com que countries és un array, s’ha de desplegar i separar els components mitjançant $unwind. Divideix el document en tantes còpies com elements de l’array i assigna un element a cadascuna</text:span>*/</text:p>
      <text:list xml:id="list175534848626171" text:continue-numbering="true" text:style-name="WWNum3">
        <text:list-item>
          <text:p text:style-name="P8"><text:s/>Troba quin és el país més empreses.</text:p>
        </text:list-item>
      </text:list>
      <text:p text:style-name="P4">db.companies.aggregate([{$unwind:"$countries"},{$group:{_id:"$countries","numEmpreses":{$sum:1}}},{$sort:{"numEmpreses":-1}},{$limit:1}])</text:p>
      <text:list xml:id="list175536312711050" text:continue-numbering="true" text:style-name="WWNum3">
        <text:list-item>
          <text:p text:style-name="P9"><text:span text:style-name="Fuente_20_de_20_párrafo_20_predeter."><text:span text:style-name="T8">Per les empreses de USA calcula les següents dades per categoria: nombre d'empreses, màxim número d'empleats i màxim dels diners que han aconseguit per finançar-se (total_money_raised). Ordena per categoria ascendent.</text:span></text:span></text:p>
          <text:list>
            <text:list-item>
              <text:list>
                <text:list-header>
                  <text:p text:style-name="P9"><text:span text:style-name="Fuente_20_de_20_párrafo_20_predeter."><text:span text:style-name="T12">db.companies.aggregate({$match:{countries:"USA"},{$group:{_id:"category_code",numEmpreses:{$sum:1},maxEmpleats:{$max:"$number_of_employees"},{maxMoney:{$max:"$total_money_raised"}}}}})</text:span></text:span></text:p>
                </text:list-header>
              </text:list>
            </text:list-item>
          </text:list>
        </text:list-item>
        <text:list-item>
          <text:p text:style-name="P10"><text:span text:style-name="Fuente_20_de_20_párrafo_20_predeter."><text:span text:style-name="T8">Agrupa les empreses amb el nom acabat en Z o per Y per país i categoria. Mostra només les combinacions de pais i categoria que tenen més de 2 empreses. Ordena el resultat per nombre d'empreses descendent i pais i categoria ascendent.</text:span></text:span></text:p>
          <text:p text:style-name="P12"><text:span text:style-name="Fuente_20_de_20_párrafo_20_predeter."><text:span text:style-name="T9"><text:tab/><text:tab/><text:tab/></text:span></text:span></text:p>
        </text:list-item>
        <text:list-item>
          <text:p text:style-name="P8">Classifica les empreses creades l'any 2010 per categories i per cada categoria genera una llista amb els noms de les empreses de la categoria.</text:p>
          <text:p text:style-name="P13">db.companies.aggregate({$match:{founded_year:2010}},{$group:{_id:"$category_code",empreses:{$push:"$name"}}})</text:p>
          <text:p text:style-name="P13">/*<text:span text:style-name="T13">push crea array i hi fica elements</text:span>*/</text:p>
        </text:list-item>
        <text:list-item>
          <text:p text:style-name="P11"><text:span text:style-name="Fuente_20_de_20_párrafo_20_predeter."><text:span text:style-name="T8">Per aquelles empreses que tenen el número d'empleats a null modifica'l i posa'l a 0.</text:span></text:span></text:p>
          <text:list>
            <text:list-header>
              <text:p text:style-name="P11"><text:soft-page-break/><text:span text:style-name="Fuente_20_de_20_párrafo_20_predeter."><text:span text:style-name="T14">db.companies.updateMany({number_of_employees:null},{$set:{number_of_employees:0}})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Helvetica Light*" svg:font-family="'Helvetica Light*'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ejaVu Sans Condensed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ejaVu Sans Condensed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style:font-name-complex="DejaVu Sans Condensed" style:font-family-complex="'DejaVu Sans Condensed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ejaVu Sans Condensed" style:font-family-complex="'DejaVu Sans Condensed'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ejaVu Sans Condensed" style:font-family-complex="'DejaVu Sans Condensed'" style:font-family-generic-complex="swiss" style:font-pitch-complex="variable"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Footnote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extkörper" style:family="paragraph" style:parent-style-name="Standard">
      <style:paragraph-properties fo:margin-left="3.332cm" fo:margin-right="0cm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Default" style:family="paragraph">
      <style:paragraph-properties fo:hyphenation-ladder-count="no-limit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ncabezado_20_Car1" style:display-name="Encabezado Car1" style:family="text" style:parent-style-name="Fuente_20_de_20_párrafo_20_predeter.">
      <style:text-properties style:font-name-complex="Mangal" style:font-family-complex="Mangal" style:font-family-generic-complex="system" style:font-pitch-complex="variable" style:font-size-complex="10.5pt"/>
    </style:style>
    <style:style style:name="Pie_20_de_20_página_20_Car1" style:display-name="Pie de página Car1" style:family="text" style:parent-style-name="Fuente_20_de_20_párrafo_20_predeter.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T1" style:family="text">
      <style:text-properties style:font-name="Helvetica Light*" style:font-name-complex="Helvetica Light*"/>
    </style:style>
    <style:style style:name="MT2" style:family="text">
      <style:text-properties style:font-name="Helvetica Light*" fo:font-size="11pt" style:font-size-asian="11pt" style:font-name-complex="Helvetica Light*"/>
    </style:style>
    <style:style style:name="MT3" style:family="text">
      <style:text-properties style:font-name="Helvetica" fo:font-weight="bold" style:font-weight-asian="bold" style:font-name-complex="Helvetica"/>
    </style:style>
    <style:style style:name="MT4" style:family="text">
      <style:text-properties style:font-name="Helvetica Light*" fo:font-size="11pt" fo:font-weight="bold" style:font-size-asian="11pt" style:font-weight-asian="bold" style:font-name-complex="Helvetica Light*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àfics1" text:anchor-type="paragraph" svg:x="2.064cm" svg:y="1.164cm" svg:width="0.709cm" style:rel-width="scale" svg:height="0.815cm" style:rel-height="scale" draw:z-index="2"><draw:image xlink:href="Pictures/10000200000001DC00000227D3D169746C751043.png" xlink:type="simple" xlink:show="embed" xlink:actuate="onLoad" loext:mime-type="image/png"/></draw:frame><text:span text:style-name="Fuente_20_de_20_párrafo_20_predeter."><text:span text:style-name="MT1">Generalitat de Catalunya<text:tab/></text:span></text:span></text:p>
        <text:p text:style-name="MP1"><text:span text:style-name="Fuente_20_de_20_párrafo_20_predeter."><text:span text:style-name="MT1">Departament d’Ensenyament <text:tab/></text:span></text:span><text:span text:style-name="Fuente_20_de_20_párrafo_20_predeter."><text:span text:style-name="MT2">M2: GESTIÓ DE BASES DE DADES.</text:span></text:span></text:p>
        <text:p text:style-name="MP1"><text:span text:style-name="Fuente_20_de_20_párrafo_20_predeter."><text:span text:style-name="MT3">Institut Marianao<text:tab/></text:span></text:span><text:span text:style-name="Fuente_20_de_20_párrafo_20_predeter."><text:span text:style-name="MT4">UF4: BD NO SQL - MONGODB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ESD</meta:initial-creator>
    <meta:creation-date>2015-06-11T18:21:00Z</meta:creation-date>
    <dc:date>2024-03-05T17:26:37.338899748</dc:date>
    <meta:print-date>2014-11-06T15:33:00Z</meta:print-date>
    <meta:editing-cycles>45</meta:editing-cycles>
    <meta:editing-duration>PT4H59M22S</meta:editing-duration>
    <meta:document-statistic meta:table-count="0" meta:image-count="1" meta:object-count="0" meta:page-count="3" meta:paragraph-count="43" meta:word-count="480" meta:character-count="4582" meta:non-whitespace-character-count="41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